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3" style:family="table">
      <style:table-properties style:width="6.959cm" table:align="left"/>
    </style:style>
    <style:style style:name="Table3.A" style:family="table-column">
      <style:table-column-properties style:column-width="2.32cm"/>
    </style:style>
    <style:style style:name="Table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cccc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7.969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#cccccc" fo:padding="0.097cm" fo:border="0.002cm solid #000000">
        <style:background-image/>
      </style:table-cell-properties>
    </style:style>
    <style:style style:name="Table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5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Standard" style:master-page-name="">
      <style:paragraph-properties style:page-number="auto"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invoice in objects"&gt;</text:placeholder></text:p>
      <text:p text:style-name="P2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text:placeholder text:placeholder-type="text">&lt;invoice.party.type and (invoice.party.type.name + ' ') or ''&gt;</text:placeholder><text:placeholder text:placeholder-type="text">&lt;invoice.party.name&gt;</text:placeholder></text:p>
      <text:p text:style-name="P1"><text:placeholder text:placeholder-type="text">&lt;invoice.invoice_address.name or ''&gt;</text:placeholder></text:p>
      <text:p text:style-name="P1"><text:placeholder text:placeholder-type="text">&lt;invoice.invoice_address.street or ''&gt;</text:placeholder></text:p>
      <text:p text:style-name="P1"><text:placeholder text:placeholder-type="text">&lt;invoice.invoice_address.streetbis or ''&gt;</text:placeholder></text:p>
      <text:p text:style-name="P1"><text:placeholder text:placeholder-type="text">&lt;invoice.invoice_address.zip or ''&gt;</text:placeholder> <text:placeholder text:placeholder-type="text">&lt;invoice.invoice_address.city or ''&gt;</text:placeholder></text:p>
      <text:p text:style-name="P1"><text:placeholder text:placeholder-type="text">&lt;invoice.invoice_address.state and invoice.invoice_address.state.name or ''&gt;</text:placeholder></text:p>
      <text:p text:style-name="P1"><text:placeholder text:placeholder-type="text">&lt;invoice.invoice_address.country and invoice.invoice_address.country.name or ''&gt;</text:placeholder></text:p>
      <text:p text:style-name="P1"><text:placeholder text:placeholder-type="text">&lt;if test="invoice.party.vat_code"&gt;</text:placeholder></text:p>
      <text:p text:style-name="P1">VAT: <text:placeholder text:placeholder-type="text">&lt;invoice.party.vat_code&gt;</text:placeholder></text:p>
      <text:p text:style-name="P1"><text:placeholder text:placeholder-type="text">&lt;/if&gt;</text:placeholder></text:p>
      <text:h text:style-name="P6" text:outline-level="1"><text:placeholder text:placeholder-type="text">&lt;invoice.type_name&gt;</text:placeholder><text:placeholder text:placeholder-type="text">&lt;invoice.state == 'proforma' and ' ' + invoice.state or ''&gt;</text:placeholder><text:placeholder text:placeholder-type="text">&lt;invoice.number and ' ' + invoice.number or ''&gt;</text:placeholder></text:h>
      <text:p text:style-name="Text_20_body">Description: <text:placeholder text:placeholder-type="text">&lt;invoice.description or ''&gt;</text:placeholder><text:line-break/>Date: <text:placeholder text:placeholder-type="text">&lt;formatLang(invoice.invoice_date, invoice.party.lang, date=True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line.description or ''&gt;</text:placeholder></text:p>
          </table:table-cell>
          <table:table-cell table:style-name="Table1.A5" office:value-type="string">
            <text:p text:style-name="P4"><text:placeholder text:placeholder-type="text">&lt;(formatLang(line.quantity, invoice.party.lang, digits=line.unit_digits) + (line.unit and (' ' + line.unit.symbol) or '')) or ''&gt;</text:placeholder></text:p>
          </table:table-cell>
          <table:table-cell table:style-name="Table1.A5" office:value-type="string">
            <text:p text:style-name="P4"><text:placeholder text:placeholder-type="text">&lt;formatLang(line.unit_price, invoice.party.lang, currency=invoice.currency)&gt;</text:placeholder></text:p>
          </table:table-cell>
          <table:table-cell table:style-name="Table1.A5" office:value-type="string">
            <text:p text:style-name="P5"><text:placeholder text:placeholder-type="text">&lt;for each="tax in line.taxes"&gt;</text:placeholder></text:p>
            <text:p text:style-name="P5"><text:placeholder text:placeholder-type="text">&lt;tax.name&gt;</text:placeholder></text:p>
            <text:p text:style-name="P5"><text:placeholder text:placeholder-type="text">&lt;/for&gt;</text:placeholder></text:p>
          </table:table-cell>
          <table:table-cell table:style-name="Table1.A2" office:value-type="string">
            <text:p text:style-name="P4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2" table:number-columns-spanned="5" office:value-type="string">
            <text:p text:style-name="P4"><text:placeholder text:placeholder-type="text">&lt;formatLang(line.amount, invoice.party.lang, currency=invoice.currency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h text:style-name="Heading_20_2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line.description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Table_20_Heading">Tax</text:p>
                  </table:table-cell>
                  <table:table-cell table:style-name="Table3.A1" office:value-type="string">
                    <text:p text:style-name="Table_20_Heading">Base</text:p>
                  </table:table-cell>
                  <table:table-cell table:style-name="Table3.C1" office:value-type="string">
                    <text:p text:style-name="Table_20_Heading">Amount</text:p>
                  </table:table-cell>
                </table:table-row>
              </table:table-header-rows>
              <table:table-row>
                <table:table-cell table:style-name="Table3.A2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A3" office:value-type="string">
                  <text:p text:style-name="Table_20_Contents"><text:placeholder text:placeholder-type="text">&lt;tax.description or ''&gt;</text:placeholder></text:p>
                </table:table-cell>
                <table:table-cell table:style-name="Table3.A3" office:value-type="string">
                  <text:p text:style-name="P4"><text:placeholder text:placeholder-type="text">&lt;formatLang(tax.base, invoice.party.lang, currency=invoice.currency)&gt;</text:placeholder></text:p>
                </table:table-cell>
                <table:table-cell table:style-name="Table3.A2" office:value-type="string">
                  <text:p text:style-name="P4"><text:placeholder text:placeholder-type="text">&lt;formatLang(tax.amount, invoice.party.lang, currency=invoice.currency)&gt;</text:placeholder></text:p>
                </table:table-cell>
              </table:table-row>
              <table:table-row>
                <table:table-cell table:style-name="Table3.A2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invoice.untaxed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placeholder text:placeholder-type="text">&lt;formatLang(invoice.tax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placeholder text:placeholder-type="text">&lt;formatLang(invoice.total_amount, invoice.party.lang, currency=invoic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Table_20_Heading">Payment Term</text:p>
              <text:p text:style-name="Text_20_body"><text:placeholder text:placeholder-type="text">&lt;if test="invoice.payment_term.description"&gt;</text:placeholder></text:p>
              <text:p text:style-name="Text_20_body"><text:placeholder text:placeholder-type="text">&lt;invoice.payment_term.description&gt;</text:placeholder></text:p>
              <text:p text:style-name="Text_20_body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Table_20_Heading">Date</text:p>
            </table:table-cell>
            <table:table-cell table:style-name="Table5.B2" office:value-type="string">
              <text:p text:style-name="Table_20_Heading">Amount</text:p>
            </table:table-cell>
          </table:table-row>
        </table:table-header-rows>
        <table:table-row>
          <table:table-cell table:style-name="Table5.A3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Lang(line.maturity_date, invoice.party.lang, date=True)&gt;</text:placeholder></text:p>
          </table:table-cell>
          <table:table-cell table:style-name="Table5.A3" office:value-type="string">
            <text:p text:style-name="P4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5.A3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7:19</meta:creation-date>
    <dc:date>2008-08-27T16:32:59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4" meta:paragraph-count="70" meta:word-count="21" meta:character-count="196"/>
  </office:meta>
</office:document-meta>
</file>